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Preformatted_20_Text">
      <style:paragraph-properties style:writing-mode="lr-tb"/>
    </style:style>
    <style:style style:name="P10" style:family="paragraph" style:parent-style-name="Preformatted_20_Text">
      <style:paragraph-properties fo:margin-top="0cm" fo:margin-bottom="0.499cm"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ystem design — Benchmark Lab (Spring Boot + k6 + Prometheus/Grafana)</text:h>
      <text:p text:style-name="Text_20_body"><text:span text:style-name="Strong_20_Emphasis">Goal</text:span><text:line-break/>Provide a reproducible way to compare thread models (platform vs virtual) and other settings under scripted load, with clear, low-cardinality metrics and shareable dashboards.</text:p>
      <text:p text:style-name="Text_20_body"><text:span text:style-name="Strong_20_Emphasis">Architecture (high level)</text:span></text:p>
      <text:p text:style-name="P9"><text:span text:style-name="Source_20_Text">[User]</text:span></text:p>
      <text:p text:style-name="P9"><text:span text:style-name="Source_20_Text"><text:s text:c="3"/>│ <text:s/>(params: rate, duration, endpoint, thread_model)</text:span></text:p>
      <text:p text:style-name="P9"><text:span text:style-name="Source_20_Text"><text:s text:c="3"/>▼</text:span></text:p>
      <text:p text:style-name="P9"><text:span text:style-name="Source_20_Text">[UI (web)] ───▶ [Runner API] ──(spawn)──▶ [k6 process]</text:span></text:p>
      <text:p text:style-name="P9"><text:span text:style-name="Source_20_Text"><text:s text:c="30"/>│</text:span></text:p>
      <text:p text:style-name="P9"><text:span text:style-name="Source_20_Text"><text:s text:c="30"/>├── writes summary JSON → /data/runs/&lt;id&gt;.json</text:span></text:p>
      <text:p text:style-name="P9"><text:span text:style-name="Source_20_Text"><text:s text:c="30"/>│</text:span></text:p>
      <text:p text:style-name="P9"><text:span text:style-name="Source_20_Text"><text:s text:c="30"/>└── exposes /metrics (run_started/failed/active)</text:span></text:p>
      <text:p text:style-name="P9"><text:span text:style-name="Source_20_Text"><text:s text:c="22"/>(HTTP) <text:s text:c="20"/>(HTTP)</text:span></text:p>
      <text:p text:style-name="P9"><text:span text:style-name="Source_20_Text"><text:s text:c="3"/>┌───────────────────────────┐ <text:s text:c="16"/>┌────────────────────────────┐</text:span></text:p>
      <text:p text:style-name="P9"><text:span text:style-name="Source_20_Text"><text:s text:c="3"/>│ <text:s text:c="4"/>Prometheus scrapes <text:s text:c="3"/>│◀───Micrometer──▶│ Spring Boot Target (app) <text:s text:c="2"/>│</text:span></text:p>
      <text:p text:style-name="P9"><text:span text:style-name="Source_20_Text"><text:s text:c="3"/>└───────────────────────────┘ <text:s text:c="16"/>│ + Postgres + Hikari <text:s text:c="7"/>│</text:span></text:p>
      <text:p text:style-name="P9"><text:span text:style-name="Source_20_Text"><text:s text:c="12"/>▲ <text:s text:c="35"/>└────────────────────────────┘</text:span></text:p>
      <text:p text:style-name="P9"><text:span text:style-name="Source_20_Text"><text:s text:c="12"/>│</text:span></text:p>
      <text:p text:style-name="P9"><text:span text:style-name="Source_20_Text"><text:s text:c="12"/>▼</text:span></text:p>
      <text:p text:style-name="P9"><text:span text:style-name="Source_20_Text"><text:s text:c="8"/>[Grafana]</text:span></text:p>
      <text:p text:style-name="P10"><text:span text:style-name="Source_20_Text"><text:s text:c="3"/>(dashboards: RPS, p50/p95/p99, errors, Hikari, CPU/GC)</text:span></text:p>
      <text:p text:style-name="Text_20_body"><text:span text:style-name="Strong_20_Emphasis">Key components</text:span></text:p>
      <text:list xml:id="list6205971199909178907" text:style-name="L1">
        <text:list-item>
          <text:p text:style-name="P1"><text:span text:style-name="Strong_20_Emphasis">Target app (Spring Boot)</text:span>: exposes test endpoints; thread model selectable via profile or admin endpoint; Micrometer → <text:span text:style-name="Source_20_Text">/actuator/prometheus</text:span>.</text:p>
        </text:list-item>
        <text:list-item>
          <text:p text:style-name="P1"><text:span text:style-name="Strong_20_Emphasis">Runner API (tiny service)</text:span>: <text:span text:style-name="Source_20_Text">POST /runs</text:span> starts <text:span text:style-name="Source_20_Text">k6 run …</text:span>, <text:span text:style-name="Source_20_Text">GET /runs</text:span> lists runs, saves <text:span text:style-name="Source_20_Text">--summary-export</text:span> JSON per run, exposes Prometheus metrics about runs.</text:p>
        </text:list-item>
        <text:list-item>
          <text:p text:style-name="P1"><text:span text:style-name="Strong_20_Emphasis">k6</text:span>: load scripts parameterized by env (RATE, DURATION, BASE_URL, THREAD_MODEL).</text:p>
        </text:list-item>
        <text:list-item>
          <text:p text:style-name="P1"><text:span text:style-name="Strong_20_Emphasis">Prometheus</text:span>: scrapes the app and runner; short retention to fit small machines.</text:p>
        </text:list-item>
        <text:list-item>
          <text:p text:style-name="P1"><text:span text:style-name="Strong_20_Emphasis">Grafana</text:span>: pre-provisioned dashboards (variables: <text:span text:style-name="Source_20_Text">thread_model</text:span>, <text:span text:style-name="Source_20_Text">endpoint</text:span>; links filtered to last 10 minutes per run).</text:p>
        </text:list-item>
      </text:list>
      <text:p text:style-name="Text_20_body"><text:span text:style-name="Strong_20_Emphasis">Data/control flow</text:span></text:p>
      <text:list xml:id="list7649468134660089208" text:style-name="L2">
        <text:list-item>
          <text:p text:style-name="P2">User starts a run in the UI → Runner validates params, spawns <text:span text:style-name="Source_20_Text">k6 run</text:span>.</text:p>
        </text:list-item>
        <text:list-item>
          <text:p text:style-name="P2">App handles traffic; Prometheus captures app metrics; Runner captures run lifecycle metrics; k6 writes a summary JSON artifact.</text:p>
        </text:list-item>
        <text:list-item>
          <text:p text:style-name="P2">UI shows basic k6 KPIs (from JSON) and a button to open the Grafana dashboard already scoped to the run’s time window and selected parameters.</text:p>
        </text:list-item>
      </text:list>
      <text:p text:style-name="Text_20_body"><text:span text:style-name="Strong_20_Emphasis">Key decisions &amp; trade-offs</text:span></text:p>
      <text:list xml:id="list1473263006650436015" text:style-name="L3">
        <text:list-item>
          <text:p text:style-name="P3"><text:span text:style-name="Strong_20_Emphasis">k6 as child process vs k6 Operator</text:span> → child process keeps the MVP simple (no k8s required).</text:p>
        </text:list-item>
        <text:list-item>
          <text:p text:style-name="P3"><text:soft-page-break/><text:span text:style-name="Strong_20_Emphasis">Low cardinality</text:span> → keep <text:span text:style-name="Source_20_Text">thread_model</text:span>, <text:span text:style-name="Source_20_Text">endpoint</text:span>, <text:span text:style-name="Source_20_Text">status</text:span> as labels; <text:span text:style-name="Strong_20_Emphasis">avoid </text:span><text:span text:style-name="Strong_20_Emphasis"><text:span text:style-name="Source_20_Text">run_id</text:span></text:span> on hot timeseries (use time windows and a separate <text:span text:style-name="Source_20_Text">benchmark_run_info{run_id=…}</text:span> metric).</text:p>
        </text:list-item>
        <text:list-item>
          <text:p text:style-name="P3"><text:span text:style-name="Strong_20_Emphasis">Single box, Docker Compose</text:span> → fastest path to a demo; easy to move to a small VPS or Oracle A1.</text:p>
        </text:list-item>
        <text:list-item>
          <text:p text:style-name="P3"><text:span text:style-name="Strong_20_Emphasis">Results canonical source</text:span> → App metrics in Prometheus; k6 summary as per-run JSON (no need to ingest all k6 series).</text:p>
        </text:list-item>
      </text:list>
      <text:p text:style-name="Text_20_body"><text:span text:style-name="Strong_20_Emphasis">Safety &amp; guardrails</text:span></text:p>
      <text:list xml:id="list4543967449892577504" text:style-name="L4">
        <text:list-item>
          <text:p text:style-name="P4">Allow-list target host to <text:span text:style-name="Source_20_Text">http://app:8080</text:span> (no arbitrary URLs).</text:p>
        </text:list-item>
        <text:list-item>
          <text:p text:style-name="P4">Caps on <text:span text:style-name="Source_20_Text">RATE</text:span>, <text:span text:style-name="Source_20_Text">DURATION</text:span>, and <text:span text:style-name="Strong_20_Emphasis">concurrent runs = 1</text:span> by default.</text:p>
        </text:list-item>
        <text:list-item>
          <text:p text:style-name="P4">Optional basic auth (UI &amp; Grafana) if exposed publicly.</text:p>
        </text:list-item>
      </text:list>
      <text:p text:style-name="Text_20_body"><text:span text:style-name="Strong_20_Emphasis">Scalability &amp; failure modes</text:span></text:p>
      <text:list xml:id="list8920295893427488810" text:style-name="L5">
        <text:list-item>
          <text:p text:style-name="P5">Scale vertically first (bigger VM); later: queue + background worker for multiple runs.</text:p>
        </text:list-item>
        <text:list-item>
          <text:p text:style-name="P5">Runner crash mid-run → mark run <text:span text:style-name="Source_20_Text">failed</text:span>, keep partial artifacts; runs are idempotent by <text:span text:style-name="Source_20_Text">run_id</text:span>.</text:p>
        </text:list-item>
        <text:list-item>
          <text:p text:style-name="P5">Prometheus overload → keep retention short and limit scrape cardinality.</text:p>
        </text:list-item>
      </text:list>
      <text:p text:style-name="Text_20_body"><text:span text:style-name="Strong_20_Emphasis">Metrics &amp; dashboards (v1)</text:span></text:p>
      <text:list xml:id="list1675472335319620892" text:style-name="L6">
        <text:list-item>
          <text:p text:style-name="P6">HTTP RPS, latency p50/p95/p99, error rate (by <text:span text:style-name="Source_20_Text">endpoint</text:span>, <text:span text:style-name="Source_20_Text">thread_model</text:span>).</text:p>
        </text:list-item>
        <text:list-item>
          <text:p text:style-name="P6">Hikari: active, idle, pending; JVM: CPU, heap, GC pause.</text:p>
        </text:list-item>
        <text:list-item>
          <text:p text:style-name="P6">Runner: <text:span text:style-name="Source_20_Text">benchmark_runs_total</text:span>, <text:span text:style-name="Source_20_Text">benchmark_run_active</text:span>.</text:p>
        </text:list-item>
        <text:list-item>
          <text:p text:style-name="P6">Optional SLO view: % requests under X ms.</text:p>
        </text:list-item>
      </text:list>
      <text:p text:style-name="Text_20_body"><text:span text:style-name="Strong_20_Emphasis">Demo script (90 seconds)</text:span></text:p>
      <text:list xml:id="list5795510488787160541" text:style-name="L7">
        <text:list-item>
          <text:p text:style-name="P7">Start stack → open UI → choose thread model &amp; rate → click “Run” → open Grafana link (last 10 min) → show RPS/latency panels and call out differences between thread models.</text:p>
        </text:list-item>
      </text:list>
      <text:p text:style-name="Text_20_body"><text:span text:style-name="Strong_20_Emphasis">Future extensions</text:span></text:p>
      <text:list xml:id="list6106091172540752290" text:style-name="L8">
        <text:list-item>
          <text:p text:style-name="P8">Add “scenarios” (YAML presets) to standardize experiments.</text:p>
        </text:list-item>
        <text:list-item>
          <text:p text:style-name="P8">Optional: ingest a small set of k6 metrics into Prometheus for overlays.</text:p>
        </text:list-item>
        <text:list-item>
          <text:p text:style-name="P8">Kubernetes Jobs if you need parallel runs or multi-tenant isolation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9-19T22:40:45.03</meta:creation-date>
    <meta:document-statistic meta:table-count="0" meta:image-count="0" meta:object-count="0" meta:page-count="2" meta:paragraph-count="54" meta:word-count="520" meta:character-count="3660"/>
    <dc:date>2025-09-19T22:40:58.31</dc:date>
    <meta:editing-duration>PT13S</meta:editing-duration>
    <meta:editing-cycles>1</meta:editing-cycles>
    <meta:generator>OpenOffice/4.1.14$Win32 OpenOffice.org_project/4114m1$Build-9811</meta:generator>
  </office:meta>
</office:document-meta>
</file>